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4.85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63.69pt"/>
    </style:style>
    <style:style style:name="co4" style:family="table-column">
      <style:table-column-properties fo:break-before="auto" style:column-width="55.96pt"/>
    </style:style>
    <style:style style:name="co5" style:family="table-column">
      <style:table-column-properties fo:break-before="auto" style:column-width="705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vyjazd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dtyp</text:p>
          </table:table-cell>
          <table:table-cell table:style-name="Default" office:value-type="string" calcext:value-type="string">
            <text:p>Nahlasenie</text:p>
          </table:table-cell>
          <table:table-cell table:style-name="Default" office:value-type="string" calcext:value-type="string">
            <text:p>Lokalizacia</text:p>
          </table:table-cell>
          <table:table-cell table:style-name="Default" office:value-type="string" calcext:value-type="string">
            <text:p>Uhasenie</text:p>
          </table:table-cell>
          <table:table-cell office:value-type="string" calcext:value-type="string">
            <text:p>Sprava</text:p>
          </table:table-cell>
          <table:table-cell office:value-type="string" calcext:value-type="string">
            <text:p>Uroven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 Požár plastového koše, lokalizace 11:28, likvidace 11:32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 P dřevěné boudy. Nasazeny 2 C proudy. Lokalizace 12:52. Likvidace 13:26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 P odpadkového koše. Lokalizace 11:53. Likvidace 11:58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9:42</text:p>
          </table:table-cell>
          <table:table-cell table:number-columns-repeated="2" office:value-type="string" calcext:value-type="string">
            <text:p>9:50</text:p>
          </table:table-cell>
          <table:table-cell office:value-type="string" calcext:value-type="string">
            <text:p> P odpadkového koše. Lokalizace i likvidace 9:5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6:48</text:p>
          </table:table-cell>
          <table:table-cell table:number-columns-repeated="2" office:value-type="string" calcext:value-type="string">
            <text:p>16:55</text:p>
          </table:table-cell>
          <table:table-cell office:value-type="string" calcext:value-type="string">
            <text:p> Požár odpadkového koše. Lokalizace 16:55 hod. Likvidace 16:55 hod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 P OA. P bez zranění. 15:56 - Lokalizace; 16:06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 P popelnice. 19:33 Lokalizace. 19:45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OSTATNÍ</text:p>
            <text:p/>
          </table:table-cell>
          <table:table-cell office:value-type="string" calcext:value-type="string">
            <text:p>08:54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 Požár odpadu. Lokalizace 9:07. Likvidace 9:11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20:48</text:p>
          </table:table-cell>
          <table:table-cell table:style-name="Default" table:number-columns-repeated="2"/>
          <table:table-cell office:value-type="string" calcext:value-type="string">
            <text:p> P trámu v chatě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ODPAD, OSTATNÍ</text:p>
            <text:p/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 Požár listí. Lokalizace 13:40hod, likvidace 13:44hod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7:55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 Požár odpadu v opuštěné budově. Lokalizace 8:09hod, likvidace 8:13hod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 Požár odpadu v bytovém domě. Lokalizace 11:20hod. Na místě tiskový mluvčí HZS JmK. Likvidace 11:27hod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 Požár odpadu v bytovém domě. Na místě zraněné osoby. Lokalizace 10:42hod. Likvidace 11:04hod. Na místě tiskový mluvčí HZS JmK. 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5:22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 P OA. Lokalizace 5:53. Likvidace 6:1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4:48</text:p>
          </table:table-cell>
          <table:table-cell table:number-columns-repeated="2" office:value-type="string" calcext:value-type="string">
            <text:p>5:00</text:p>
          </table:table-cell>
          <table:table-cell office:value-type="string" calcext:value-type="string">
            <text:p> P plastového kontejneru. Likvidace 5:0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 P kabeláže tramvaje. 12:00 Lokalizace. 12:46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7:31</text:p>
          </table:table-cell>
          <table:table-cell table:number-columns-repeated="2" office:value-type="string" calcext:value-type="string">
            <text:p>17:40</text:p>
          </table:table-cell>
          <table:table-cell office:value-type="string" calcext:value-type="string">
            <text:p> P pračky v bytě. Likvidace v 17:4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 Zahoření v koupelně RD. Lokalizace 16:03hod, likvidace 16:11hod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3:22</text:p>
          </table:table-cell>
          <table:table-cell office:value-type="string" calcext:value-type="string">
            <text:p>23:29</text:p>
          </table:table-cell>
          <table:table-cell office:value-type="string" calcext:value-type="string">
            <text:p>23:32</text:p>
          </table:table-cell>
          <table:table-cell office:value-type="string" calcext:value-type="string">
            <text:p> P kontejneru. 23:29 Lokalizace. 23:32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 Požár materiálu ve vybydlené budově. Lokalizace 10:27hod, likvidace 10:39hod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22:49</text:p>
          </table:table-cell>
          <table:table-cell office:value-type="string" calcext:value-type="string">
            <text:p>22:59</text:p>
          </table:table-cell>
          <table:table-cell office:value-type="string" calcext:value-type="string">
            <text:p>23:00</text:p>
          </table:table-cell>
          <table:table-cell office:value-type="string" calcext:value-type="string">
            <text:p> Požár motorového prostoru OA, lokalizace 22:59, likvidace 23:0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9:17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 P chaty. Lokalizace 10:08. Likvidace 10:43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 P odpadu ve vybydleném objektu. 13:04 lokalizace. 13:10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 P NA. Lokalizace - 15:38. Likvidace - 15:45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17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 Požár v bytě panelového domu. Evakuace 80 osob z domu, jedna osoba zraněna. Lokalizace 20:17hod, likvidace 21:04hod. Na místě tiskový mluvčí HZS JmK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3:34</text:p>
          </table:table-cell>
          <table:table-cell office:value-type="string" calcext:value-type="string">
            <text:p>3:45</text:p>
          </table:table-cell>
          <table:table-cell office:value-type="string" calcext:value-type="string">
            <text:p>3:46</text:p>
          </table:table-cell>
          <table:table-cell office:value-type="string" calcext:value-type="string">
            <text:p> P kontejneru a částečně i stromu. 3:45 Lokalizace, 3:46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5:48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 P  plastových kontejnerů. Lokalizace 6:01. Likvidace 6:07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 P OA. Lokalizace 16:20. Likvidace 16:2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3:15</text:p>
          </table:table-cell>
          <table:table-cell table:number-columns-repeated="2" office:value-type="string" calcext:value-type="string">
            <text:p>3:28</text:p>
          </table:table-cell>
          <table:table-cell office:value-type="string" calcext:value-type="string">
            <text:p> P 2 OA. 3:28 - Lokaliz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1:07</text:p>
          </table:table-cell>
          <table:table-cell table:number-columns-repeated="2" office:value-type="string" calcext:value-type="string">
            <text:p>1:39</text:p>
          </table:table-cell>
          <table:table-cell office:value-type="string" calcext:value-type="string">
            <text:p> P velkoobjemového kontejneru. 1:39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 P OA. Lokalizace 19:08. Likvidace 19:21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 Požár RD. Z domu zachráněny 3 osoby. Lokalizace 17:19hod. Na místě tiskový mluvčí HZS JmK. Likvidace 18:11hod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6:08</text:p>
          </table:table-cell>
          <table:table-cell table:number-columns-repeated="2" office:value-type="string" calcext:value-type="string">
            <text:p>16:18</text:p>
          </table:table-cell>
          <table:table-cell office:value-type="string" calcext:value-type="string">
            <text:p> P kontejneru. Lokalizace i likvidace 16:18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6:25</text:p>
          </table:table-cell>
          <table:table-cell table:number-columns-repeated="2" office:value-type="string" calcext:value-type="string">
            <text:p>6:39</text:p>
          </table:table-cell>
          <table:table-cell office:value-type="string" calcext:value-type="string">
            <text:p> P odpadkového koše na zastávce MHD. Likvidace - 6:39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 P elektřiny v bytě. Lokalizace - 20:25. Likvidace - 20:49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 P bytu, dvě zraněné osoby. Lokalizace - 11:52. Likvidace - 12:33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 P chaty. Lokalizace - 18:13. Likvidace 19:24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ODPAD, OSTATNÍ</text:p>
            <text:p/>
          </table:table-cell>
          <table:table-cell office:value-type="string" calcext:value-type="string">
            <text:p>14:48</text:p>
          </table:table-cell>
          <table:table-cell table:number-columns-repeated="2" office:value-type="string" calcext:value-type="string">
            <text:p>14:59</text:p>
          </table:table-cell>
          <table:table-cell office:value-type="string" calcext:value-type="string">
            <text:p> P odpadu. Lokalizace i likvidace - 14:5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6:15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 P unimobuňky. 1 zraněná osoba. Lokalizace - 6:45; Likvidace 7:36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7:02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 P chaty. Lokalizace 7:19. Likvidace 7:52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46</text:p>
          </table:table-cell>
          <table:table-cell office:value-type="string" calcext:value-type="string">
            <text:p> Požár pračky. Lokalizace 16:15. Likvidace 16:46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LESNÍ POROST</text:p>
            <text:p/>
          </table:table-cell>
          <table:table-cell office:value-type="string" calcext:value-type="string">
            <text:p>19:44</text:p>
          </table:table-cell>
          <table:table-cell table:number-columns-repeated="2" office:value-type="string" calcext:value-type="string">
            <text:p>19:56</text:p>
          </table:table-cell>
          <table:table-cell office:value-type="string" calcext:value-type="string">
            <text:p> P pařezu, 19:56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49</text:p>
          </table:table-cell>
          <table:table-cell office:value-type="string" calcext:value-type="string">
            <text:p> P suché trávy 50x50 metrů. 19:58 - Lokalizace. 20:49 -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 P odpadu a přístřešku u budovy skladu. Lokalizace - 18:04. Likvidace 18:45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ODPAD, OSTATNÍ</text:p>
            <text:p/>
          </table:table-cell>
          <table:table-cell office:value-type="string" calcext:value-type="string">
            <text:p>21:41</text:p>
          </table:table-cell>
          <table:table-cell table:number-columns-repeated="2" office:value-type="string" calcext:value-type="string">
            <text:p>21:56</text:p>
          </table:table-cell>
          <table:table-cell office:value-type="string" calcext:value-type="string">
            <text:p> P stavebního odpadu.  Lokalizace a likvidace - 21:56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OSTATNÍ</text:p>
            <text:p/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 P odpadu. Lokalizace 15:57. Likvidace 15:58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OSTATNÍ</text:p>
            <text:p/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 P odpadu. Lokalizace 15:49. Likvidace 15:5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33</text:p>
          </table:table-cell>
          <table:table-cell table:number-columns-repeated="2" office:value-type="string" calcext:value-type="string">
            <text:p>14:41</text:p>
          </table:table-cell>
          <table:table-cell office:value-type="string" calcext:value-type="string">
            <text:p> P odpadkového koše. Lokalizace a likvidace 14:41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RŮMYSLOVÉ,ZEMĚDĚLSKÉ OBJEKTY,SKLADY</text:p>
            <text:p/>
          </table:table-cell>
          <table:table-cell office:value-type="string" calcext:value-type="string">
            <text:p>21:36</text:p>
          </table:table-cell>
          <table:table-cell office:value-type="string" calcext:value-type="string">
            <text:p>22:25</text:p>
          </table:table-cell>
          <table:table-cell office:value-type="string" calcext:value-type="string">
            <text:p>22:35</text:p>
          </table:table-cell>
          <table:table-cell office:value-type="string" calcext:value-type="string">
            <text:p> Požár v průmyslové hale, zahoření plynu uvolněného při kalení oceli, hala silně zakouřena. Lokalizace 22:25. Likvidace 22:35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20:26</text:p>
          </table:table-cell>
          <table:table-cell office:value-type="string" calcext:value-type="string">
            <text:p> P tří spojených unimobuněk. Lokalizace 19:07. Likvidace 20:26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 Požár materiálu ve světlíku. Lokalizace 16:59hod, likvidace 17:06hod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 Požár na balkoně. Bez zranění. Lokalizace 14:59hod, likvidace 15:20hod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0:24</text:p>
          </table:table-cell>
          <table:table-cell office:value-type="string" calcext:value-type="string">
            <text:p>0:30</text:p>
          </table:table-cell>
          <table:table-cell office:value-type="string" calcext:value-type="string">
            <text:p>0:42</text:p>
          </table:table-cell>
          <table:table-cell office:value-type="string" calcext:value-type="string">
            <text:p> P nedopalků ve sklepě domu. Lokalizace - 0:30, likvidace 0:42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 P odpadkového koše. Lokalizace 14:12. Likvidace 14:13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1:01</text:p>
          </table:table-cell>
          <table:table-cell table:number-columns-repeated="2" office:value-type="string" calcext:value-type="string">
            <text:p>11:15</text:p>
          </table:table-cell>
          <table:table-cell office:value-type="string" calcext:value-type="string">
            <text:p> P vysokozdvižného vozíku. 11:15 lokalizace a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9:48</text:p>
          </table:table-cell>
          <table:table-cell table:number-columns-repeated="2" office:value-type="string" calcext:value-type="string">
            <text:p>9:55</text:p>
          </table:table-cell>
          <table:table-cell office:value-type="string" calcext:value-type="string">
            <text:p> P koše. Lokalizace i likvidace 9:55, beze škody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6:25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 Zahoření potravin v hrnci v restauraci. Bez zranění, lokalizace 6:45, likvidace 6:57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8:12</text:p>
          </table:table-cell>
          <table:table-cell table:number-columns-repeated="2" office:value-type="string" calcext:value-type="string">
            <text:p>18:32</text:p>
          </table:table-cell>
          <table:table-cell office:value-type="string" calcext:value-type="string">
            <text:p> P potravin v bytě, 1 zraněná osoba, poskytnuta 1. pomoc. Lokalizace i likvidace 18:32 hod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0:31</text:p>
          </table:table-cell>
          <table:table-cell office:value-type="string" calcext:value-type="string">
            <text:p>0:41</text:p>
          </table:table-cell>
          <table:table-cell office:value-type="string" calcext:value-type="string">
            <text:p>0:43</text:p>
          </table:table-cell>
          <table:table-cell office:value-type="string" calcext:value-type="string">
            <text:p> P plastového kontejneru. Lokalizace - 0:41. Likvidace - 0:43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0:12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0:30</text:p>
          </table:table-cell>
          <table:table-cell office:value-type="string" calcext:value-type="string">
            <text:p> P 2 kontejnerů. Lokalizace - 0:25. Likvidace - 0:3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19:10</text:p>
          </table:table-cell>
          <table:table-cell office:value-type="string" calcext:value-type="string">
            <text:p> P trávy o rozloze 4x2 m. Lokalizace - 19:08, likvidace 19:1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4:13</text:p>
          </table:table-cell>
          <table:table-cell table:number-columns-repeated="2" office:value-type="string" calcext:value-type="string">
            <text:p>14:52</text:p>
          </table:table-cell>
          <table:table-cell office:value-type="string" calcext:value-type="string">
            <text:p> P kůlny. Lokalizace a likvidace 14:52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RŮMYSLOVÉ,ZEMĚDĚLSKÉ OBJEKTY,SKLADY</text:p>
            <text:p/>
          </table:table-cell>
          <table:table-cell office:value-type="string" calcext:value-type="string">
            <text:p>06:40</text:p>
          </table:table-cell>
          <table:table-cell table:number-columns-repeated="2" office:value-type="string" calcext:value-type="string">
            <text:p>7:17</text:p>
          </table:table-cell>
          <table:table-cell office:value-type="string" calcext:value-type="string">
            <text:p> Dohašení požářiště. Lokalizace a likvidace 7:17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0:00</text:p>
          </table:table-cell>
          <table:table-cell office:value-type="string" calcext:value-type="string">
            <text:p>0:13</text:p>
          </table:table-cell>
          <table:table-cell office:value-type="string" calcext:value-type="string">
            <text:p>0:36</text:p>
          </table:table-cell>
          <table:table-cell office:value-type="string" calcext:value-type="string">
            <text:p> P potravin na sporáku a kuchyňské linky. Lokalizace 0:13. Likvidace 0:36. Bez zranění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3:22</text:p>
          </table:table-cell>
          <table:table-cell table:style-name="Default" table:number-columns-repeated="2"/>
          <table:table-cell office:value-type="string" calcext:value-type="string">
            <text:p> Zahoření potravin na sporáku. Bez zranění a beze škody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3:46</text:p>
          </table:table-cell>
          <table:table-cell table:style-name="Default" table:number-columns-repeated="2"/>
          <table:table-cell office:value-type="string" calcext:value-type="string">
            <text:p> P koše, uhašen před příjezdem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RŮMYSLOVÉ,ZEMĚDĚLSKÉ OBJEKTY,SKLADY</text:p>
            <text:p/>
          </table:table-cell>
          <table:table-cell office:value-type="string" calcext:value-type="string">
            <text:p>02:07</text:p>
          </table:table-cell>
          <table:table-cell table:number-columns-repeated="2" office:value-type="string" calcext:value-type="string">
            <text:p>15:07</text:p>
          </table:table-cell>
          <table:table-cell office:value-type="string" calcext:value-type="string">
            <text:p> Požár haly s molitanem, zasaženy všechny budovy v areálu. Na místě TM HZS JmK. Lidé bydlící v okolí ať nevětrají, utěsní okna a zajistí volné příjezdové cesty pro techniku JPO. Probíhá monitoring ovzduší na území města Brna. Zatím nenaměřeny žádné životu nebezpečné hodnoty, průběžný monitoring bude pokračovat. Likvidace 15.9. v 15:07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8:54</text:p>
          </table:table-cell>
          <table:table-cell table:number-columns-repeated="2" office:value-type="string" calcext:value-type="string">
            <text:p>9:15</text:p>
          </table:table-cell>
          <table:table-cell office:value-type="string" calcext:value-type="string">
            <text:p> P v restauraci, na místě jedna zraněná osoba. 9:15 - Likvidace. Odvětráváme prostory restaur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0:06</text:p>
          </table:table-cell>
          <table:table-cell office:value-type="string" calcext:value-type="string">
            <text:p>0:19</text:p>
          </table:table-cell>
          <table:table-cell office:value-type="string" calcext:value-type="string">
            <text:p>0:23</text:p>
          </table:table-cell>
          <table:table-cell office:value-type="string" calcext:value-type="string">
            <text:p> Požár odpadu v prostoru sklepních oken domu. Došlo k zakouření sklepu, bez zranění. Lokalizace 0:19hod, likvidace 0:23hod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 P NA na 196. km D1 ve směru na Prahu. Lokalizace 10:49. Na místě tiskový mluvčí HZS JmK. Dálnice ve směru na Prahu průjezdná jedním jízdním pruhem. Likvidace 12:35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3:45</text:p>
          </table:table-cell>
          <table:table-cell office:value-type="string" calcext:value-type="string">
            <text:p>23:52</text:p>
          </table:table-cell>
          <table:table-cell office:value-type="string" calcext:value-type="string">
            <text:p>23:53</text:p>
          </table:table-cell>
          <table:table-cell office:value-type="string" calcext:value-type="string">
            <text:p> P odpadkového koše. 23:52 lokalizace a 23:53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 Požár čtyř unimobuněk. Lokalizace 16:55hod. 18:44 Likvidace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5:36</text:p>
          </table:table-cell>
          <table:table-cell table:number-columns-repeated="2" office:value-type="string" calcext:value-type="string">
            <text:p>15:49</text:p>
          </table:table-cell>
          <table:table-cell office:value-type="string" calcext:value-type="string">
            <text:p> P odpadu. Likvidace 15:49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5:48</text:p>
          </table:table-cell>
          <table:table-cell table:number-columns-repeated="2" office:value-type="string" calcext:value-type="string">
            <text:p>5:54</text:p>
          </table:table-cell>
          <table:table-cell office:value-type="string" calcext:value-type="string">
            <text:p> P kontejneru. Likvidace - 5:54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5:12</text:p>
          </table:table-cell>
          <table:table-cell office:value-type="string" calcext:value-type="string">
            <text:p>5:21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 P OA.  Lokalizace - 5:21. Likvidace - 5:47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5:58</text:p>
          </table:table-cell>
          <table:table-cell table:number-columns-repeated="2" office:value-type="string" calcext:value-type="string">
            <text:p>16:07</text:p>
          </table:table-cell>
          <table:table-cell office:value-type="string" calcext:value-type="string">
            <text:p> P OA. Lokalizace a likvidace 16:07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 P trávy. Lokalizace 13:27. Likvidace 13:2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8:51</text:p>
          </table:table-cell>
          <table:table-cell office:value-type="string" calcext:value-type="string">
            <text:p>19:10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 P OA. Lokalizace - 19:10, likvidace 19:14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 Požár osobního automobilu. Lokalizace 15:30. Likvidace 15:42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2:15</text:p>
          </table:table-cell>
          <table:table-cell table:style-name="Default" table:number-columns-repeated="2"/>
          <table:table-cell office:value-type="string" calcext:value-type="string">
            <text:p> P dodávky. Požárem zasažen motorový prostor. Předběžná škoda 10 tis. Kč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 P digestoře v bytě, na místě jedna zraněná osoba. 13:05 - Lokalizace; 13:11 - Likvidace. Dále řešíme masivní únik vody z přehořelých vodovodních trubek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5:33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 P OA. Lokalizace 5:39, likvidace 5:40. Bez zranění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01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 P plechového odpadkového koše. VTP. Lokalizace 20:01, likvidace 20:03 hod. Beze škody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 Požár střechy RD v plném rozsahu. Lokalizace 19:53hod. Likvidace 20:44hod. Po dobu zásahu ulice Barvičova neprůjezdná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 Požár přízemních prostor v bytovém domě. Lokalizace 18:21hod. Likvidace 19:07 hod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0:51</text:p>
          </table:table-cell>
          <table:table-cell table:style-name="Default" table:number-columns-repeated="2"/>
          <table:table-cell office:value-type="string" calcext:value-type="string">
            <text:p> Požár koka na zastávce MHD. Použit vysokotlaký proud. Beze škody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21:05</text:p>
          </table:table-cell>
          <table:table-cell office:value-type="string" calcext:value-type="string">
            <text:p>21:17</text:p>
          </table:table-cell>
          <table:table-cell office:value-type="string" calcext:value-type="string">
            <text:p>21:18</text:p>
          </table:table-cell>
          <table:table-cell office:value-type="string" calcext:value-type="string">
            <text:p> P odpadu. Lokalizace - 21:17, likvidace - 21:18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 Zahoření pražce. P beze škody. Lokalizace 17:58, likvidace 18:0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2:43</text:p>
          </table:table-cell>
          <table:table-cell table:number-columns-repeated="2" office:value-type="string" calcext:value-type="string">
            <text:p>12:48</text:p>
          </table:table-cell>
          <table:table-cell office:value-type="string" calcext:value-type="string">
            <text:p> P plechového koše. 12:48 Lokalizace a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0:48</text:p>
          </table:table-cell>
          <table:table-cell table:number-columns-repeated="2" office:value-type="string" calcext:value-type="string">
            <text:p>10:53</text:p>
          </table:table-cell>
          <table:table-cell office:value-type="string" calcext:value-type="string">
            <text:p> P koše. Lokalizace i likvidace 10:53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3:37</text:p>
          </table:table-cell>
          <table:table-cell office:value-type="string" calcext:value-type="string">
            <text:p>0:08</text:p>
          </table:table-cell>
          <table:table-cell office:value-type="string" calcext:value-type="string">
            <text:p>0:26</text:p>
          </table:table-cell>
          <table:table-cell office:value-type="string" calcext:value-type="string">
            <text:p> P sklepní kóje v 9 patře bytového domu. Lokalizace 0:08. Likvidace 0:26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POPELNICE, KONTEJNER</text:p>
            <text:p/>
          </table:table-cell>
          <table:table-cell office:value-type="string" calcext:value-type="string">
            <text:p>20:32</text:p>
          </table:table-cell>
          <table:table-cell table:number-columns-repeated="2" office:value-type="string" calcext:value-type="string">
            <text:p>20:59</text:p>
          </table:table-cell>
          <table:table-cell office:value-type="string" calcext:value-type="string">
            <text:p> P plechového kontejneru. 20:59 - Likvidace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3:02</text:p>
          </table:table-cell>
          <table:table-cell table:number-columns-repeated="2" office:value-type="string" calcext:value-type="string">
            <text:p>13:12</text:p>
          </table:table-cell>
          <table:table-cell office:value-type="string" calcext:value-type="string">
            <text:p> P 2 popelnic. 13:12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4:34</text:p>
          </table:table-cell>
          <table:table-cell table:number-columns-repeated="2" office:value-type="string" calcext:value-type="string">
            <text:p>14:49</text:p>
          </table:table-cell>
          <table:table-cell office:value-type="string" calcext:value-type="string">
            <text:p> P černé skládky. 14:49 -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 P zahradní chatky. Hašení 1C proudem. Lokalizace 14:50, likvidace 15:11 hod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 Požár přízemního bytu. Lokalizace 13:47hod, likvidace 15:10hod. Z domu vyvedeny 4 osoby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 P koše na zastávce. 17:27 lokalizace. 17:28 likvidace. 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0:52</text:p>
          </table:table-cell>
          <table:table-cell office:value-type="string" calcext:value-type="string">
            <text:p>1:18</text:p>
          </table:table-cell>
          <table:table-cell office:value-type="string" calcext:value-type="string">
            <text:p>1:27</text:p>
          </table:table-cell>
          <table:table-cell office:value-type="string" calcext:value-type="string">
            <text:p> P prachu a odsávání z dřevoobráběcího stroje. Lokalizace 1:18, likvidace 1:27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1:31</text:p>
          </table:table-cell>
          <table:table-cell office:value-type="string" calcext:value-type="string">
            <text:p>21:36</text:p>
          </table:table-cell>
          <table:table-cell office:value-type="string" calcext:value-type="string">
            <text:p> P 2 kontejnerů na papír. 21:31 - Lokalizace; 21:36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 P na balkoně. Lokalizace - 14:10, likvidace - 14:12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 Hlášený kouř ze střechy budovy. Jedná se o zahoření komínového tělesa. 15:55 - Lokalizace; 16:16 - Likvidace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 P stohu. Ochlazování okolí a hašení strniště. Škoda 150 000 Kč. Lokalizace 18.8. ve 14:17hod., likvidace 19.8. ve 12:15 hod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2:20</text:p>
          </table:table-cell>
          <table:table-cell office:value-type="string" calcext:value-type="string">
            <text:p>22:31</text:p>
          </table:table-cell>
          <table:table-cell office:value-type="string" calcext:value-type="string">
            <text:p>22:45</text:p>
          </table:table-cell>
          <table:table-cell office:value-type="string" calcext:value-type="string">
            <text:p> P kontejnerů. 22:31 Lokalizace. 22:45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 Požár osobního vozidla. Lokalizace 17:13hod, likvidace 17:18hod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DZEMNÍ PROSTORY,TUNELY</text:p>
            <text:p/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 Požár v kabelovém kanálu u výrobní haly. Lokalizace - 11:04. Likvidace - 11:37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3:07</text:p>
          </table:table-cell>
          <table:table-cell office:value-type="string" calcext:value-type="string">
            <text:p>3:20</text:p>
          </table:table-cell>
          <table:table-cell office:value-type="string" calcext:value-type="string">
            <text:p>3:51</text:p>
          </table:table-cell>
          <table:table-cell office:value-type="string" calcext:value-type="string">
            <text:p> Požár pokoje v ubytovně. 3:20 lokalizace, 3:51 likvidace. P bez zranění. Evakuováno 25 osob, z toho 8 zachráněno. 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9:36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 Zahoření v bytě od elektroinstalace. Bez zranění a beze škody. Lokalizace 9:46, likvidace 9:55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23:40</text:p>
          </table:table-cell>
          <table:table-cell office:value-type="string" calcext:value-type="string">
            <text:p>23:58</text:p>
          </table:table-cell>
          <table:table-cell office:value-type="string" calcext:value-type="string">
            <text:p>0:07</text:p>
          </table:table-cell>
          <table:table-cell office:value-type="string" calcext:value-type="string">
            <text:p> P vozidla ve vnitrobloku. 23:58 - Lokalizace. 0:07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23:27</text:p>
          </table:table-cell>
          <table:table-cell office:value-type="string" calcext:value-type="string">
            <text:p>23:40</text:p>
          </table:table-cell>
          <table:table-cell office:value-type="string" calcext:value-type="string">
            <text:p>23:50</text:p>
          </table:table-cell>
          <table:table-cell office:value-type="string" calcext:value-type="string">
            <text:p> P OA. Nasazen vysokotlaký proud. Lokalizace - 23:40. Likvidace - 23:5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23:29</text:p>
          </table:table-cell>
          <table:table-cell table:number-columns-repeated="2" office:value-type="string" calcext:value-type="string">
            <text:p>23:39</text:p>
          </table:table-cell>
          <table:table-cell office:value-type="string" calcext:value-type="string">
            <text:p> P zástěrky zadního kola OA. Bez zranění. Likvidace - 23:3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1:31</text:p>
          </table:table-cell>
          <table:table-cell table:number-columns-repeated="2" office:value-type="string" calcext:value-type="string">
            <text:p>21:43</text:p>
          </table:table-cell>
          <table:table-cell office:value-type="string" calcext:value-type="string">
            <text:p> P záclony v bytě. Bez zranění. Likvidace - 21:43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09:45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 P trávy. Lokalizace - 10:26. Likvidace 10:37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23:14</text:p>
          </table:table-cell>
          <table:table-cell office:value-type="string" calcext:value-type="string">
            <text:p>23:22</text:p>
          </table:table-cell>
          <table:table-cell office:value-type="string" calcext:value-type="string">
            <text:p>23:29</text:p>
          </table:table-cell>
          <table:table-cell office:value-type="string" calcext:value-type="string">
            <text:p> P 1OA. 23:22 lokalizace, 23:29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02:40</text:p>
          </table:table-cell>
          <table:table-cell office:value-type="string" calcext:value-type="string">
            <text:p>3:10</text:p>
          </table:table-cell>
          <table:table-cell office:value-type="string" calcext:value-type="string">
            <text:p>4:13</text:p>
          </table:table-cell>
          <table:table-cell office:value-type="string" calcext:value-type="string">
            <text:p> Požár odpadu. Lokalizace 3:10hod. Likvidace 4:13hod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6:09</text:p>
          </table:table-cell>
          <table:table-cell table:number-columns-repeated="2" office:value-type="string" calcext:value-type="string">
            <text:p>16:22</text:p>
          </table:table-cell>
          <table:table-cell office:value-type="string" calcext:value-type="string">
            <text:p> Spálené potraviny na sporáku. Lokalizace a likvidace 16:22. 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1:15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1:36</text:p>
          </table:table-cell>
          <table:table-cell office:value-type="string" calcext:value-type="string">
            <text:p> P potravin v troubě. 21:25 - lokalizace; 21:36 -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7:31</text:p>
          </table:table-cell>
          <table:table-cell table:number-columns-repeated="2" office:value-type="string" calcext:value-type="string">
            <text:p>17:53</text:p>
          </table:table-cell>
          <table:table-cell office:value-type="string" calcext:value-type="string">
            <text:p> P odpadu ve sklepě RD. 17:53 -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6:43</text:p>
          </table:table-cell>
          <table:table-cell table:number-columns-repeated="2" office:value-type="string" calcext:value-type="string">
            <text:p>17:13</text:p>
          </table:table-cell>
          <table:table-cell office:value-type="string" calcext:value-type="string">
            <text:p> P odpadu v areálu fotbalového stadionu za Lužánkami. Likvidace 17:13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 P pole s obilím o rozsahu cca 5 x 5 m. Lokalizace 19:12. Likvidace 19:23. 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 P popelnice beze škody. Lokalizace 11:08. Likvidace 11:0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3:47</text:p>
          </table:table-cell>
          <table:table-cell office:value-type="string" calcext:value-type="string">
            <text:p>23:48</text:p>
          </table:table-cell>
          <table:table-cell office:value-type="string" calcext:value-type="string">
            <text:p>23:50</text:p>
          </table:table-cell>
          <table:table-cell office:value-type="string" calcext:value-type="string">
            <text:p> P kontejneru. Lokalizace - 23:48. Likvidace - 23:50. P beze škody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3:35</text:p>
          </table:table-cell>
          <table:table-cell table:number-columns-repeated="2" office:value-type="string" calcext:value-type="string">
            <text:p>23:44</text:p>
          </table:table-cell>
          <table:table-cell office:value-type="string" calcext:value-type="string">
            <text:p> P kontejneru. Lokalizace - 23:44. Likvidace - 23:44. P beze škody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8:33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 P plechového koše. 8:41 - Lokalizace. 8:46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 P OA v motorovém prostoru. 18:02 - lokalizace, 18:17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0:22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 P NA. 20:22 lokalizace. 20:24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 P OA, bez zranění. Lokalizace 18:04, likvidace 18:1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6:40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 Požár trávy v zahradách 100x30m, lokalizace 17:03, likvidace 17:18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5:20</text:p>
          </table:table-cell>
          <table:table-cell table:number-columns-repeated="2" office:value-type="string" calcext:value-type="string">
            <text:p>5:37</text:p>
          </table:table-cell>
          <table:table-cell office:value-type="string" calcext:value-type="string">
            <text:p> P plastového kontejneru. Likvidace - 5:37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3:36</text:p>
          </table:table-cell>
          <table:table-cell table:number-columns-repeated="2" office:value-type="string" calcext:value-type="string">
            <text:p>3:50</text:p>
          </table:table-cell>
          <table:table-cell office:value-type="string" calcext:value-type="string">
            <text:p> P kontejneru. Lkvidace - 3:5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3:20</text:p>
          </table:table-cell>
          <table:table-cell table:number-columns-repeated="2" office:value-type="string" calcext:value-type="string">
            <text:p>3:30</text:p>
          </table:table-cell>
          <table:table-cell office:value-type="string" calcext:value-type="string">
            <text:p> P plastového kontejneru. Likvidace: 3:3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6:13</text:p>
          </table:table-cell>
          <table:table-cell table:number-columns-repeated="2" office:value-type="string" calcext:value-type="string">
            <text:p>16:27</text:p>
          </table:table-cell>
          <table:table-cell office:value-type="string" calcext:value-type="string">
            <text:p> Požár trávy. Lokalizace a likvidace 16:27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TRAFOSTANICE, ROZVODNY</text:p>
            <text:p/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 Požár rozvodné skříně. Lokalizace 12:30. Likvidace 12:56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4:36</text:p>
          </table:table-cell>
          <table:table-cell office:value-type="string" calcext:value-type="string">
            <text:p>5:02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 P bytu. 5:02 - Lokalizace. Z domu bylo zachráněno 25 osob, 10 osob bylo zraněno. Na místo jede tiskový mluvčí. TM  na místě. 9:33 - Likvidace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 P trávy 100x100 m. Lokalizace - 14:17, likvidace - 14:28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 P trávy 50x20 m. Loklaizace - 13:33, likvidace - 13:40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 Požár kontejneru na papír. Lokalizace 15:21. Likvidace 15:25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 P trávy. Rozloha 200x100m. 13:47 - lokalizace. 14:54 -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RŮMYSLOVÉ,ZEMĚDĚLSKÉ OBJEKTY,SKLADY</text:p>
            <text:p/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 Zahoření jedné rozvodné skříně u fotovoltaiky na střeše. 13:16 Lokalizace. 13:30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0:56</text:p>
          </table:table-cell>
          <table:table-cell office:value-type="string" calcext:value-type="string">
            <text:p> P odpadkového koše. Lokalizace v 20:55 hod, likvidace 20:56 hod. 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Lesní porost</text:p>
            <text:p/>
          </table:table-cell>
          <table:table-cell office:value-type="string" calcext:value-type="string">
            <text:p>16:06</text:p>
          </table:table-cell>
          <table:table-cell table:number-columns-repeated="2" office:value-type="string" calcext:value-type="string">
            <text:p>16:21</text:p>
          </table:table-cell>
          <table:table-cell office:value-type="string" calcext:value-type="string">
            <text:p> P pařezu. 16:21 - lokalizace a likvidace. P beze škody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9:34</text:p>
          </table:table-cell>
          <table:table-cell table:style-name="Default" table:number-columns-repeated="2"/>
          <table:table-cell office:value-type="string" calcext:value-type="string">
            <text:p> P plastového odpadkového koš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4:33</text:p>
          </table:table-cell>
          <table:table-cell office:value-type="string" calcext:value-type="string">
            <text:p>5:02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 Požár chaty. 5:02 lokalizace. 5:26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 P OA. 18:24 - Lokalizace; 18:35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3:07</text:p>
          </table:table-cell>
          <table:table-cell table:number-columns-repeated="2" office:value-type="string" calcext:value-type="string">
            <text:p>23:20</text:p>
          </table:table-cell>
          <table:table-cell office:value-type="string" calcext:value-type="string">
            <text:p> P myčky. 23:20 - P lokalizován a likvidován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9:53</text:p>
          </table:table-cell>
          <table:table-cell table:number-columns-repeated="2" office:value-type="string" calcext:value-type="string">
            <text:p>20:01</text:p>
          </table:table-cell>
          <table:table-cell office:value-type="string" calcext:value-type="string">
            <text:p> P odpadkového koše u kuchyňské linky. Lokalizace 20:01. Likvidace 20:01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RŮMYSLOVÉ,ZEMĚDĚLSKÉ OBJEKTY,SKLADY</text:p>
            <text:p/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 Zahoření odpadu. Lokalizace 15:42. Likvidace 15:4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 Požár odpadkového koše. Lokalizace 12:02. Likvidace 12:04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0:55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1:02</text:p>
          </table:table-cell>
          <table:table-cell office:value-type="string" calcext:value-type="string">
            <text:p> P 2 kontejnerů. Lokalizace - 1:00, likvidace - 1:02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0:43</text:p>
          </table:table-cell>
          <table:table-cell office:value-type="string" calcext:value-type="string">
            <text:p>0:50</text:p>
          </table:table-cell>
          <table:table-cell office:value-type="string" calcext:value-type="string">
            <text:p>0:54</text:p>
          </table:table-cell>
          <table:table-cell office:value-type="string" calcext:value-type="string">
            <text:p> P popelnice. Likvidace - 0:50, likvidace 0:54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0:18</text:p>
          </table:table-cell>
          <table:table-cell office:value-type="string" calcext:value-type="string">
            <text:p>0:27</text:p>
          </table:table-cell>
          <table:table-cell office:value-type="string" calcext:value-type="string">
            <text:p>0:33</text:p>
          </table:table-cell>
          <table:table-cell office:value-type="string" calcext:value-type="string">
            <text:p> P 3 popelnic. Lokalizace - 0:27. Likvidace - 0:33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 P v plynové troubě, bez zranění. Lokalizace - 14:18, likvidace - 14:26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09:56</text:p>
          </table:table-cell>
          <table:table-cell table:number-columns-repeated="2" office:value-type="string" calcext:value-type="string">
            <text:p>10:12</text:p>
          </table:table-cell>
          <table:table-cell office:value-type="string" calcext:value-type="string">
            <text:p> Doutnající dřevo. Lokalizace a likvidace 10:12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4:26</text:p>
          </table:table-cell>
          <table:table-cell office:value-type="string" calcext:value-type="string">
            <text:p>4:46</text:p>
          </table:table-cell>
          <table:table-cell office:value-type="string" calcext:value-type="string">
            <text:p>4:56</text:p>
          </table:table-cell>
          <table:table-cell office:value-type="string" calcext:value-type="string">
            <text:p> Požár dvou osobních vozidel. Lokalizace 4:46 hod. Likvidace 4:56 hod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 P kuchyňské linky. Na místě jedna zraněná osoba. Lokalizace - 20:24. Likvidace - 20:46. Předběžná škoda 300 tis. Kč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0:18</text:p>
          </table:table-cell>
          <table:table-cell office:value-type="string" calcext:value-type="string">
            <text:p>00:33</text:p>
          </table:table-cell>
          <table:table-cell office:value-type="string" calcext:value-type="string">
            <text:p>00:39</text:p>
          </table:table-cell>
          <table:table-cell office:value-type="string" calcext:value-type="string">
            <text:p> P kontejnerů. Jeden je zcela zničen. Lokalizace 00:33hod. Likvidace 00:39hod. Odjezd JPO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23:39</text:p>
          </table:table-cell>
          <table:table-cell office:value-type="string" calcext:value-type="string">
            <text:p>0:46</text:p>
          </table:table-cell>
          <table:table-cell office:value-type="string" calcext:value-type="string">
            <text:p> P v bývalém kině. Lokalizace - 23:39. Na místě tiskový mluvčí. Likvidace - 0:46. Požár beze škody - budova v demolici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Lesní porost</text:p>
            <text:p/>
          </table:table-cell>
          <table:table-cell office:value-type="string" calcext:value-type="string">
            <text:p>18:01</text:p>
          </table:table-cell>
          <table:table-cell table:number-columns-repeated="2" office:value-type="string" calcext:value-type="string">
            <text:p>18:21</text:p>
          </table:table-cell>
          <table:table-cell office:value-type="string" calcext:value-type="string">
            <text:p> Jedná se o neuhlídané pálení. 18:21 - likvidac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2:42</text:p>
          </table:table-cell>
          <table:table-cell office:value-type="string" calcext:value-type="string">
            <text:p>2:52</text:p>
          </table:table-cell>
          <table:table-cell office:value-type="string" calcext:value-type="string">
            <text:p>3:00</text:p>
          </table:table-cell>
          <table:table-cell office:value-type="string" calcext:value-type="string">
            <text:p> Požár 2 OA. Lokalizace 2:52. Likvidace 3:00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7:37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 P OA v motorovém prostoru. PHP, VTP. Lokalizace 7:45. Likvidace 7:5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 P chatky ve 3. fázi. Jednoduché vedení C. 21:10 Lokalizace. 21:30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2:11</text:p>
          </table:table-cell>
          <table:table-cell office:value-type="string" calcext:value-type="string">
            <text:p>23:45</text:p>
          </table:table-cell>
          <table:table-cell office:value-type="string" calcext:value-type="string">
            <text:p> P chatky a odpadu. Lokalizace - 22:11. Likvidace - 23:45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 Požár osobního vozidla v motorovém prostoru. Lokalizace - 14:00. Likvidace - 14:06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2:13</text:p>
          </table:table-cell>
          <table:table-cell table:number-columns-repeated="2" office:value-type="string" calcext:value-type="string">
            <text:p>12:21</text:p>
          </table:table-cell>
          <table:table-cell office:value-type="string" calcext:value-type="string">
            <text:p> Kouř z bytu. Jednalo se o potraviny na sporáku. Lokalizace a likvidace 12:21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1:16</text:p>
          </table:table-cell>
          <table:table-cell office:value-type="string" calcext:value-type="string">
            <text:p>1:33</text:p>
          </table:table-cell>
          <table:table-cell office:value-type="string" calcext:value-type="string">
            <text:p>1:59</text:p>
          </table:table-cell>
          <table:table-cell office:value-type="string" calcext:value-type="string">
            <text:p> P bytu. 1:33 - Lokalizace. Evakuováno 12 osob. Na místě 3 zraněné osoby. 1:59 - Likvidace. Příčina požáru byla stanovena jako nedbalost při kouření a byla udělena pokuta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5:54</text:p>
          </table:table-cell>
          <table:table-cell table:number-columns-repeated="2" office:value-type="string" calcext:value-type="string">
            <text:p>16:21</text:p>
          </table:table-cell>
          <table:table-cell office:value-type="string" calcext:value-type="string">
            <text:p> P osobního vozidla. 16.08 lokalizace, 16:21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Lesní porost</text:p>
            <text:p/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 Požár stromu od zásahu bleskem. Lokalizace: 13:56. Likvidace: 14:12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3:04</text:p>
          </table:table-cell>
          <table:table-cell table:number-columns-repeated="2" office:value-type="string" calcext:value-type="string">
            <text:p>03:17</text:p>
          </table:table-cell>
          <table:table-cell office:value-type="string" calcext:value-type="string">
            <text:p> P potravin na sporáku. Likvidace - 03:17 hod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 P odpadu u fasády na panelovém domě. Lokalizace - 19:18. Likvidace - 19:29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6:46</text:p>
          </table:table-cell>
          <table:table-cell table:number-columns-repeated="2" office:value-type="string" calcext:value-type="string">
            <text:p>16:53</text:p>
          </table:table-cell>
          <table:table-cell office:value-type="string" calcext:value-type="string">
            <text:p> P plechového koše u zastávky. 16:53 Lokalizace a likvidace. 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 P vagónu. Lokalizace 13:43. Likvidace 14:23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 P bytu. evakuace osob. Tiskový mluvčí jede na místo. TM na místě. 13:41 lokalizace. 17:11 likvidace. Odjezd JPO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 P kulis za divadlem. 10:45 - lokalizace. 11:16 - likvidace. Mluvčí na místě. Škoda 250 tis. Kč. Předběžná příčina nedbalost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4:25</text:p>
          </table:table-cell>
          <table:table-cell table:number-columns-repeated="2" office:value-type="string" calcext:value-type="string">
            <text:p>4:37</text:p>
          </table:table-cell>
          <table:table-cell office:value-type="string" calcext:value-type="string">
            <text:p> P potravin na sporáku. Likvidace 4:37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7:03</text:p>
          </table:table-cell>
          <table:table-cell table:number-columns-repeated="2" office:value-type="string" calcext:value-type="string">
            <text:p>17:15</text:p>
          </table:table-cell>
          <table:table-cell office:value-type="string" calcext:value-type="string">
            <text:p> P trávy 1x1 m. Likvidace - 17:15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6:07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 P restaurace. Lokalizace - 6:46. Likvidace  - 7:06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27</text:p>
          </table:table-cell>
          <table:table-cell table:number-columns-repeated="2" office:value-type="string" calcext:value-type="string">
            <text:p>14:36</text:p>
          </table:table-cell>
          <table:table-cell office:value-type="string" calcext:value-type="string">
            <text:p> P odpadkového koše. Likvidace - 14:36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Lesní porost</text:p>
            <text:p/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 P tújí. Lokalizace 16:42. Likvidace 16:58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 P bytu. Na místě jedna zraněná osoba. 12:44 - Lokalizace; 13:20 - Likvidace. 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2:47</text:p>
          </table:table-cell>
          <table:table-cell office:value-type="string" calcext:value-type="string">
            <text:p>2:55</text:p>
          </table:table-cell>
          <table:table-cell office:value-type="string" calcext:value-type="string">
            <text:p>2:56</text:p>
          </table:table-cell>
          <table:table-cell office:value-type="string" calcext:value-type="string">
            <text:p> P odpadu v plastovém kontejneru. 2:55 - lokalizace, 2:56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02:14</text:p>
          </table:table-cell>
          <table:table-cell office:value-type="string" calcext:value-type="string">
            <text:p>02:52</text:p>
          </table:table-cell>
          <table:table-cell office:value-type="string" calcext:value-type="string">
            <text:p>02:53</text:p>
          </table:table-cell>
          <table:table-cell office:value-type="string" calcext:value-type="string">
            <text:p> P hnojiště 2x3m, nasazen C proud. Lokalizace 02:52. Likvidace 02:53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0:31</text:p>
          </table:table-cell>
          <table:table-cell office:value-type="string" calcext:value-type="string">
            <text:p> P dřevěné konstrukce. Lokalizace ve 20:27. Likvidace ve 20:31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 P odpadu  na staveništi. Lokalizace ve 20:08. Likvidace ve 20:28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0:54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1:06</text:p>
          </table:table-cell>
          <table:table-cell office:value-type="string" calcext:value-type="string">
            <text:p> P kontejnerů. Jeden zcela zničen, druhý poškozen. 1:01 - Lokalizce, 1:06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04:41</text:p>
          </table:table-cell>
          <table:table-cell table:number-columns-repeated="2" office:value-type="string" calcext:value-type="string">
            <text:p>5:41</text:p>
          </table:table-cell>
          <table:table-cell office:value-type="string" calcext:value-type="string">
            <text:p> P papírových kartonů. Likvidace - 5:41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1:14</text:p>
          </table:table-cell>
          <table:table-cell table:number-columns-repeated="2" office:value-type="string" calcext:value-type="string">
            <text:p>1:28</text:p>
          </table:table-cell>
          <table:table-cell office:value-type="string" calcext:value-type="string">
            <text:p> P OA. Likvidace - 1:28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 P střešního trámu u RD. Lokalizace - 19:58. Likvidace - 20:11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 P fasády. Nasazen VTP. 14:10 Lokalizace. 14:17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 P popelnice. Lokalizace -16:08. Likvidace - 16:1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, ODPAD, OSTATNÍ</text:p>
            <text:p/>
          </table:table-cell>
          <table:table-cell office:value-type="string" calcext:value-type="string">
            <text:p>05:31</text:p>
          </table:table-cell>
          <table:table-cell table:number-columns-repeated="2" office:value-type="string" calcext:value-type="string">
            <text:p>5:39</text:p>
          </table:table-cell>
          <table:table-cell office:value-type="string" calcext:value-type="string">
            <text:p> P květináče. 5:39 Lokalizace a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22:30</text:p>
          </table:table-cell>
          <table:table-cell office:value-type="string" calcext:value-type="string">
            <text:p>22:50</text:p>
          </table:table-cell>
          <table:table-cell office:value-type="string" calcext:value-type="string">
            <text:p>23:42</text:p>
          </table:table-cell>
          <table:table-cell office:value-type="string" calcext:value-type="string">
            <text:p> P OA na D1 199. km směr Ostrava. Dálnice uzavřena. 4 zraněné osoby. 22:50 Lokalizace. 22:55 Likvidace. 23:42 Dálnice zrůjezdněna jedním jízdním pruhem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8:04</text:p>
          </table:table-cell>
          <table:table-cell table:number-columns-repeated="2" office:value-type="string" calcext:value-type="string">
            <text:p>18:18</text:p>
          </table:table-cell>
          <table:table-cell office:value-type="string" calcext:value-type="string">
            <text:p> P plěchové střechy. 18:18 - lokalizace a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 Požár v dětském pokoji. Došlo k zahoření elektroinstalace.10:43 Lokalizace a 10:49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0:33</text:p>
          </table:table-cell>
          <table:table-cell office:value-type="string" calcext:value-type="string">
            <text:p>0:44</text:p>
          </table:table-cell>
          <table:table-cell office:value-type="string" calcext:value-type="string">
            <text:p>0:46</text:p>
          </table:table-cell>
          <table:table-cell office:value-type="string" calcext:value-type="string">
            <text:p> P odpadu. Lokalizace - 0:44. Likvidace 0:46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2:57</text:p>
          </table:table-cell>
          <table:table-cell table:number-columns-repeated="2" office:value-type="string" calcext:value-type="string">
            <text:p>13:05</text:p>
          </table:table-cell>
          <table:table-cell office:value-type="string" calcext:value-type="string">
            <text:p> P koše. Lokalizace i likvidace 13:05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 P dodávky. Lokalizace - 12:53, likvidace - 13:01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7:42</text:p>
          </table:table-cell>
          <table:table-cell table:style-name="Default" table:number-columns-repeated="2"/>
          <table:table-cell office:value-type="string" calcext:value-type="string">
            <text:p> P koš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23:55</text:p>
          </table:table-cell>
          <table:table-cell office:value-type="string" calcext:value-type="string">
            <text:p>0:24</text:p>
          </table:table-cell>
          <table:table-cell office:value-type="string" calcext:value-type="string">
            <text:p>1:02</text:p>
          </table:table-cell>
          <table:table-cell office:value-type="string" calcext:value-type="string">
            <text:p> P dřevěné chatky s TL uvnitř, 4. fáze, lokalizace v 0:24, hašení 1C proudem. 1:02 -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5:42</text:p>
          </table:table-cell>
          <table:table-cell table:style-name="Default" table:number-columns-repeated="2"/>
          <table:table-cell office:value-type="string" calcext:value-type="string">
            <text:p> P odpadu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 P dodávky. 18:28 Lokalizace. 18:41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1:01</text:p>
          </table:table-cell>
          <table:table-cell office:value-type="string" calcext:value-type="string">
            <text:p>01:11</text:p>
          </table:table-cell>
          <table:table-cell office:value-type="string" calcext:value-type="string">
            <text:p>01:21</text:p>
          </table:table-cell>
          <table:table-cell office:value-type="string" calcext:value-type="string">
            <text:p> P motorového prostoru OA, bez zranění. Lokalizace - 01:11.  Likvidace - 01:21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 P rákosu na ploše 10x10m. Lokalizace 18:05, Likvidace 18:13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 P odpadkového koše. Lokalizace 14:08, likvidace ve 14:0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4:21</text:p>
          </table:table-cell>
          <table:table-cell office:value-type="string" calcext:value-type="string">
            <text:p>4:36</text:p>
          </table:table-cell>
          <table:table-cell office:value-type="string" calcext:value-type="string">
            <text:p>4:46</text:p>
          </table:table-cell>
          <table:table-cell office:value-type="string" calcext:value-type="string">
            <text:p> P bytu. 4:36 Lokalizace. 4:46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 P několika balíků slámy. VTP. Lokalizace v 18:20. Likvidace v 18:35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7:40</text:p>
          </table:table-cell>
          <table:table-cell table:number-columns-repeated="2" office:value-type="string" calcext:value-type="string">
            <text:p>17:47</text:p>
          </table:table-cell>
          <table:table-cell office:value-type="string" calcext:value-type="string">
            <text:p> P odpadkového koše. Lokalizace i likvidace v 17:47 hod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06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 P ve sklepě. 13:26 Lokalizace. 13:42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3:04</text:p>
          </table:table-cell>
          <table:table-cell office:value-type="string" calcext:value-type="string">
            <text:p>3:13</text:p>
          </table:table-cell>
          <table:table-cell office:value-type="string" calcext:value-type="string">
            <text:p>3:25</text:p>
          </table:table-cell>
          <table:table-cell office:value-type="string" calcext:value-type="string">
            <text:p> P kontejneru na oblečení. 3:13 - Lokalizace; 3:25 - Likvidac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05:33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 P dřeva na zahradě. 5:46 - Lokalizace; 5:54 - Likvidace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Lesní porost</text:p>
            <text:p/>
          </table:table-cell>
          <table:table-cell office:value-type="string" calcext:value-type="string">
            <text:p>06:18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 P křoví, tůjí a pořezaného dřeva. 6:30 Lokalizace. 6:43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 Požár plastového kontejneru. Lokalizace 16:07. Likvidace 16:1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22:18</text:p>
          </table:table-cell>
          <table:table-cell office:value-type="string" calcext:value-type="string">
            <text:p>22:26</text:p>
          </table:table-cell>
          <table:table-cell office:value-type="string" calcext:value-type="string">
            <text:p>22:40</text:p>
          </table:table-cell>
          <table:table-cell office:value-type="string" calcext:value-type="string">
            <text:p> P OA. Lokalizace - 22:26. Likvidace - 22:40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7:11</text:p>
          </table:table-cell>
          <table:table-cell table:number-columns-repeated="2" office:value-type="string" calcext:value-type="string">
            <text:p>17:30</text:p>
          </table:table-cell>
          <table:table-cell office:value-type="string" calcext:value-type="string">
            <text:p> P odpadu. 17:30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 P trávy 30x20 m. 15:28 - lokalizace. 15:43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 Požár klestí a odpadu. Lokalizace ve 20:03 hod. Likvidace ve 20:48. 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DZEMNÍ PROSTORY,TUNELY</text:p>
            <text:p/>
          </table:table-cell>
          <table:table-cell office:value-type="string" calcext:value-type="string">
            <text:p>00:13</text:p>
          </table:table-cell>
          <table:table-cell office:value-type="string" calcext:value-type="string">
            <text:p>0:35</text:p>
          </table:table-cell>
          <table:table-cell office:value-type="string" calcext:value-type="string">
            <text:p>1:05</text:p>
          </table:table-cell>
          <table:table-cell office:value-type="string" calcext:value-type="string">
            <text:p> P odpadu ve sklepě. 1 zraněná osoba. Lokalizace 0:35. Likvidace 1:05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20:16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 P větví na hromadě. Nasazen 1C proud. Beze škody. Lokalizace 20:28. Likvidace 20:35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 P odpadkového koše. Lokalizace 17:18. Likvidace 17:1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 P plastového kontejneru. Lokalizace 16:29. Likvidace 16:32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 P odpadkového koše. Lokalizace 14:27. Likvidace 14:31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2:40</text:p>
          </table:table-cell>
          <table:table-cell table:number-columns-repeated="2" office:value-type="string" calcext:value-type="string">
            <text:p>3:00</text:p>
          </table:table-cell>
          <table:table-cell office:value-type="string" calcext:value-type="string">
            <text:p> P potravin v bytě. Lokalizace i likvidace 3:00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3:04</text:p>
          </table:table-cell>
          <table:table-cell table:number-columns-repeated="2" office:value-type="string" calcext:value-type="string">
            <text:p>23:16</text:p>
          </table:table-cell>
          <table:table-cell office:value-type="string" calcext:value-type="string">
            <text:p> Zahoření odpadu v bytovém domě. P bez zranění. Lokalizace i likvidace 23:16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 P OA. P bez zranění. Lokalizace - 18:35, likvidace - 18:49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20</text:p>
          </table:table-cell>
          <table:table-cell table:style-name="Default" table:number-columns-repeated="2"/>
          <table:table-cell office:value-type="string" calcext:value-type="string">
            <text:p> P odpadkového koše. Koš uhašen před příjezdem jednotky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4:25</text:p>
          </table:table-cell>
          <table:table-cell table:style-name="Default" table:number-columns-repeated="2"/>
          <table:table-cell office:value-type="string" calcext:value-type="string">
            <text:p> P kontejnerů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3:50</text:p>
          </table:table-cell>
          <table:table-cell table:number-columns-repeated="2" office:value-type="string" calcext:value-type="string">
            <text:p>4:04</text:p>
          </table:table-cell>
          <table:table-cell office:value-type="string" calcext:value-type="string">
            <text:p> P OA. 4:04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3:39</text:p>
          </table:table-cell>
          <table:table-cell office:value-type="string" calcext:value-type="string">
            <text:p>3:45</text:p>
          </table:table-cell>
          <table:table-cell office:value-type="string" calcext:value-type="string">
            <text:p>3:49</text:p>
          </table:table-cell>
          <table:table-cell office:value-type="string" calcext:value-type="string">
            <text:p> P OA. Lokalizace 3:45, likvidace 3:49. 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2:51</text:p>
          </table:table-cell>
          <table:table-cell table:number-columns-repeated="2" office:value-type="string" calcext:value-type="string">
            <text:p>3:00</text:p>
          </table:table-cell>
          <table:table-cell office:value-type="string" calcext:value-type="string">
            <text:p> P popelnic v průchodu hotelu. 3:00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2:12</text:p>
          </table:table-cell>
          <table:table-cell table:number-columns-repeated="2" office:value-type="string" calcext:value-type="string">
            <text:p>2:29</text:p>
          </table:table-cell>
          <table:table-cell office:value-type="string" calcext:value-type="string">
            <text:p> P odpadu ve výtahové šachtě. 2:29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6:1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 P chatky. Lokalizace - 6:40, likvidace - 7:14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 P trávy a náletových dřevin. Rozloha cca 0,5 ha. 17:07 - Lokalizace; 17:12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 P trávy a křovin o rozloze cca 100x80 metrů. 14:18 - Lokalizace; 14:55 -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 P odpadu 10 x10 m, část v hale, část mimo ni, nasazeny dva proudy C. 11:19 - Lokalizace; 11:52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 P chaty. 17:46 - Lokalizace; 18:16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 P zahradního odpadu. 14:34 - Lokalizace; 14:37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08:31</text:p>
          </table:table-cell>
          <table:table-cell table:number-columns-repeated="2" office:value-type="string" calcext:value-type="string">
            <text:p>8:57</text:p>
          </table:table-cell>
          <table:table-cell office:value-type="string" calcext:value-type="string">
            <text:p> Jednalo se o opalování kabelů a lehké zahoření náletových dřevin. Likvidace 8:57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4:51</text:p>
          </table:table-cell>
          <table:table-cell table:number-columns-repeated="2" office:value-type="string" calcext:value-type="string">
            <text:p>5:14</text:p>
          </table:table-cell>
          <table:table-cell office:value-type="string" calcext:value-type="string">
            <text:p> P popelnic ve zděné kóji. Použit VTP. 5.05 Lokalizace. 5:14 Likvidace. Shořely dvě plastové popelnice 1100 l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, ODPAD, OSTATNÍ</text:p>
            <text:p/>
          </table:table-cell>
          <table:table-cell office:value-type="string" calcext:value-type="string">
            <text:p>20:57</text:p>
          </table:table-cell>
          <table:table-cell table:style-name="Default" table:number-columns-repeated="2"/>
          <table:table-cell office:value-type="string" calcext:value-type="string">
            <text:p> P cedule.</text:p>
            <text:p/>
          </table:table-cell>
          <table:table-cell/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4:09</text:p>
          </table:table-cell>
          <table:table-cell table:number-columns-repeated="2" office:value-type="string" calcext:value-type="string">
            <text:p>4:26</text:p>
          </table:table-cell>
          <table:table-cell office:value-type="string" calcext:value-type="string">
            <text:p> P 2 plastových kontejnerů. Likvidace - 4:26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8:00</text:p>
          </table:table-cell>
          <table:table-cell table:number-columns-repeated="2" office:value-type="string" calcext:value-type="string">
            <text:p>18:07</text:p>
          </table:table-cell>
          <table:table-cell office:value-type="string" calcext:value-type="string">
            <text:p> P koše. Beze škody. Lokalizace 18:07. Likvidace 18:07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14</text:p>
          </table:table-cell>
          <table:table-cell office:value-type="string" calcext:value-type="string">
            <text:p> P hromady hnoje. Lokalizace - 21:00. Likvidace - 21:14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 P OA na sjezdu z dálnice D1 na 190. km směr Praha. Lokalizace 16:58. Bez zranění. Likvidace 17:03. Škoda 850 tis. korun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38</text:p>
          </table:table-cell>
          <table:table-cell table:number-columns-repeated="2" office:value-type="string" calcext:value-type="string">
            <text:p>14:42</text:p>
          </table:table-cell>
          <table:table-cell office:value-type="string" calcext:value-type="string">
            <text:p> P odpadkového koše. P beze škody. Lokalizace 14:42. Likvidace 14:42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6:38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 Požár bytu. Lokalizace 6:54. Likvidace 7:27. Bez zranění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0:31</text:p>
          </table:table-cell>
          <table:table-cell office:value-type="string" calcext:value-type="string">
            <text:p>0:50</text:p>
          </table:table-cell>
          <table:table-cell office:value-type="string" calcext:value-type="string">
            <text:p>1:35</text:p>
          </table:table-cell>
          <table:table-cell office:value-type="string" calcext:value-type="string">
            <text:p> P OA. 0:50 - Lokalizace; 1:35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3:52</text:p>
          </table:table-cell>
          <table:table-cell table:style-name="Default" table:number-columns-repeated="2"/>
          <table:table-cell office:value-type="string" calcext:value-type="string">
            <text:p> Požár odpadkového koš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3:40</text:p>
          </table:table-cell>
          <table:table-cell table:number-columns-repeated="2" office:value-type="string" calcext:value-type="string">
            <text:p>23:46</text:p>
          </table:table-cell>
          <table:table-cell office:value-type="string" calcext:value-type="string">
            <text:p> P dvou plechových odpadkových košů. 23:46 Likvidace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0:51</text:p>
          </table:table-cell>
          <table:table-cell table:style-name="Default" table:number-columns-repeated="2"/>
          <table:table-cell office:value-type="string" calcext:value-type="string">
            <text:p> P odpadkového koše. Uhašeno pomocí vysokotlakého proudu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 P odpadkového koše. Lokalizace 15:48. Likvidace 15:49. P beze škody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7:44</text:p>
          </table:table-cell>
          <table:table-cell office:value-type="string" calcext:value-type="string">
            <text:p>07:50</text:p>
          </table:table-cell>
          <table:table-cell office:value-type="string" calcext:value-type="string">
            <text:p>07:52</text:p>
          </table:table-cell>
          <table:table-cell office:value-type="string" calcext:value-type="string">
            <text:p> P odpadkového koše. Lokalizace 07:50. Likvidace 07:52. P beze škody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 P odpadu. Lokalizace - 19:02, likvidace - 19:08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 P fritovacího hrnce v restauraci. Použita hasící deka. Lokalizace - 15:24. Evakuováno 15 osob z vedlejších prostorů zasažených kouřem. Nasazena přetlaková ventilace, prostory odvětrány. Likvidace - 15:50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12:12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 P trávy a keřů. 12:37 - lokalizace. 12:57 - likvidace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1:29</text:p>
          </table:table-cell>
          <table:table-cell table:number-columns-repeated="2" office:value-type="string" calcext:value-type="string">
            <text:p>11:37</text:p>
          </table:table-cell>
          <table:table-cell office:value-type="string" calcext:value-type="string">
            <text:p> Žhnutí el. instalace OA. Likvidace 11:37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7:03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 P papírového odpadu. Lokalizace - 7:10; Likvidace - 7:34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37</text:p>
          </table:table-cell>
          <table:table-cell table:number-columns-repeated="2" office:value-type="string" calcext:value-type="string">
            <text:p>14:47</text:p>
          </table:table-cell>
          <table:table-cell office:value-type="string" calcext:value-type="string">
            <text:p> P odpadkového koše. 14:47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6:15</text:p>
          </table:table-cell>
          <table:table-cell table:style-name="Default" table:number-columns-repeated="2"/>
          <table:table-cell office:value-type="string" calcext:value-type="string">
            <text:p> P WC. Uhašno před naším příjezdem.</text:p>
            <text:p/>
          </table:table-cell>
          <table:table-cell/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9:07</text:p>
          </table:table-cell>
          <table:table-cell table:style-name="Default" table:number-columns-repeated="2"/>
          <table:table-cell office:value-type="string" calcext:value-type="string">
            <text:p> P odpadkového koše před Vaňkovkou. Uhašno před naším příjezdem.</text:p>
            <text:p/>
          </table:table-cell>
          <table:table-cell/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3:49</text:p>
          </table:table-cell>
          <table:table-cell table:number-columns-repeated="2" office:value-type="string" calcext:value-type="string">
            <text:p>13:55</text:p>
          </table:table-cell>
          <table:table-cell office:value-type="string" calcext:value-type="string">
            <text:p> P odpadkového koše.  13:55 - likvidace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7:15</text:p>
          </table:table-cell>
          <table:table-cell table:number-columns-repeated="2" office:value-type="string" calcext:value-type="string">
            <text:p>17:24</text:p>
          </table:table-cell>
          <table:table-cell office:value-type="string" calcext:value-type="string">
            <text:p> P odpadkového koše. Lokalizace i likvidace v 17:24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9:36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 P kuch. linky, 1 zraněná osoba. Lokalizace v 9:53 hod. Odvětrání. Likvidace v 10:06 hod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49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 Požár odpadu ve světlíku obytného domu. 18:49 - lokalizace. 19:20 - likvidace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0:29</text:p>
          </table:table-cell>
          <table:table-cell table:number-columns-repeated="2" office:value-type="string" calcext:value-type="string">
            <text:p>0:36</text:p>
          </table:table-cell>
          <table:table-cell office:value-type="string" calcext:value-type="string">
            <text:p> Požár plastové popelnice. 0:36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9:17</text:p>
          </table:table-cell>
          <table:table-cell table:number-columns-repeated="2" office:value-type="string" calcext:value-type="string">
            <text:p>19:40</text:p>
          </table:table-cell>
          <table:table-cell office:value-type="string" calcext:value-type="string">
            <text:p> P plastového kontejneru. 19:40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 P odpadkového koše. Lokalizace 14:22. Likvidace 14:24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5:33</text:p>
          </table:table-cell>
          <table:table-cell table:number-columns-repeated="2" office:value-type="string" calcext:value-type="string">
            <text:p>5:42</text:p>
          </table:table-cell>
          <table:table-cell office:value-type="string" calcext:value-type="string">
            <text:p> P 2 ks popelnic. Lokalizace i likvidace v 5:42. Odjezd jednotky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1:06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:28</text:p>
          </table:table-cell>
          <table:table-cell office:value-type="string" calcext:value-type="string">
            <text:p> P kontejneru. Lokalizace 18:17 jednoduchým vedením. Likvidace v 1:28 hod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7:59</text:p>
          </table:table-cell>
          <table:table-cell table:number-columns-repeated="2" office:value-type="string" calcext:value-type="string">
            <text:p>8:09</text:p>
          </table:table-cell>
          <table:table-cell office:value-type="string" calcext:value-type="string">
            <text:p> P OA po DN. Likvidace v 8:09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23:22</text:p>
          </table:table-cell>
          <table:table-cell table:style-name="Default" table:number-columns-repeated="2"/>
          <table:table-cell office:value-type="string" calcext:value-type="string">
            <text:p> Požár v kuchyni. Uhašeno majitelem před příjezdem. Byt silně zakouřen, provedeno odvětrání a kontrola termokamerou. Bez zranění. Škoda 1 tis. Kč a příčina byla závada v elektroinstalaci. Odjezd JPO.</text:p>
            <text:p/>
          </table:table-cell>
          <table:table-cell/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23:16</text:p>
          </table:table-cell>
          <table:table-cell table:number-columns-repeated="2" office:value-type="string" calcext:value-type="string">
            <text:p>23:29</text:p>
          </table:table-cell>
          <table:table-cell office:value-type="string" calcext:value-type="string">
            <text:p> Požár plastového kontejneru. 23:29 - likvidace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 P odpadkového koše v kuchyni bytu. 19:31 - Lokalizace; 19:49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5:25</text:p>
          </table:table-cell>
          <table:table-cell table:number-columns-repeated="2" office:value-type="string" calcext:value-type="string">
            <text:p>5:39</text:p>
          </table:table-cell>
          <table:table-cell office:value-type="string" calcext:value-type="string">
            <text:p> P OA po DN. Na místě jedna zraněná osoba. 5:39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9:03</text:p>
          </table:table-cell>
          <table:table-cell table:number-columns-repeated="2" office:value-type="string" calcext:value-type="string">
            <text:p>19:10</text:p>
          </table:table-cell>
          <table:table-cell office:value-type="string" calcext:value-type="string">
            <text:p> P odpadkového koše. 19:10 Lokalizace a likvidace. Odjezd JPO. 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 Požár podlahy v bytě. Lokalizace 10:09hod, likvidace 10:14hod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18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 Jedná se o požár dvou chatek. Nasazeny 2 proudy. 21:18 - Lokalizace; 21:43 - Likvidace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7:59</text:p>
          </table:table-cell>
          <table:table-cell table:number-columns-repeated="2" office:value-type="string" calcext:value-type="string">
            <text:p>18:07</text:p>
          </table:table-cell>
          <table:table-cell office:value-type="string" calcext:value-type="string">
            <text:p> P odpadkového koše. Lokalizace i likvidace 18:07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 Požár odpadu v karavanu. 14:11 - Lokalizace; 14:30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 P hromady odpadu. Lokalizace 18:52. Likvidace 18:56. Beze škody. Odjezd JPO. 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DOPRAVNÍ PROSTŘEDKY</text:p>
            <text:p/>
          </table:table-cell>
          <table:table-cell office:value-type="string" calcext:value-type="string">
            <text:p>07:51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 Zahoření návěsu kamionu od kola na parkovišti čerpací stanice na 198km D1 směr Olomouc. Lokalizace 8:02hod, likvidace 8:10hod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lní porost, tráva</text:p>
            <text:p/>
          </table:table-cell>
          <table:table-cell office:value-type="string" calcext:value-type="string">
            <text:p>22:47</text:p>
          </table:table-cell>
          <table:table-cell office:value-type="string" calcext:value-type="string">
            <text:p>23:01</text:p>
          </table:table-cell>
          <table:table-cell office:value-type="string" calcext:value-type="string">
            <text:p>23:08</text:p>
          </table:table-cell>
          <table:table-cell office:value-type="string" calcext:value-type="string">
            <text:p> P křoví. Lokalizace 23:01, likvidace 23:08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 P odpadkového koše. Lokalizace 12:50, likvidace 12:52. Beze škody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1:45</text:p>
          </table:table-cell>
          <table:table-cell table:number-columns-repeated="2" office:value-type="string" calcext:value-type="string">
            <text:p>11:55</text:p>
          </table:table-cell>
          <table:table-cell office:value-type="string" calcext:value-type="string">
            <text:p> Požár plechového kontejneru. 11:55 - Lokalizace; 11:55 -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4:20</text:p>
          </table:table-cell>
          <table:table-cell office:value-type="string" calcext:value-type="string">
            <text:p>4:44</text:p>
          </table:table-cell>
          <table:table-cell office:value-type="string" calcext:value-type="string">
            <text:p>5:15</text:p>
          </table:table-cell>
          <table:table-cell office:value-type="string" calcext:value-type="string">
            <text:p> Požár přístřešku se stavebním dřevem. 4:44 - Lokalizace. 5:15 - Likvidace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20:30</text:p>
          </table:table-cell>
          <table:table-cell table:number-columns-repeated="2" office:value-type="string" calcext:value-type="string">
            <text:p>20:44</text:p>
          </table:table-cell>
          <table:table-cell office:value-type="string" calcext:value-type="string">
            <text:p> Požár pneumatiky. 20:44 požár lokalizován a likvidován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16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 P postele v bytě. Lokalizace - 20:16. Likvidace - 21:03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23:55</text:p>
          </table:table-cell>
          <table:table-cell office:value-type="string" calcext:value-type="string">
            <text:p>0:47</text:p>
          </table:table-cell>
          <table:table-cell office:value-type="string" calcext:value-type="string">
            <text:p>2:05</text:p>
          </table:table-cell>
          <table:table-cell office:value-type="string" calcext:value-type="string">
            <text:p> P chaty. 0:47 Lokalizace. 2:05 Likvidace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DZEMNÍ PROSTORY,TUNELY</text:p>
            <text:p/>
          </table:table-cell>
          <table:table-cell office:value-type="string" calcext:value-type="string">
            <text:p>07:38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 Úniku plynu z kanalizace. Došlo k výbuchu nahromaděného plynu a následnému požáru v kanalizaci a OA. Na místo se dostavil tiskový mluvčí. Byl vyhlášen druhý stupeň poplachu. Zřízena oddělěná infolinka pro občany na tel.č. 950640605 (není určeno pro média). 14:38 - Lokalizace; 15:21 - Likvidace. Provoz infolinky byl ukončen.</text:p>
            <text:p/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1:50</text:p>
          </table:table-cell>
          <table:table-cell table:style-name="Default" table:number-columns-repeated="2"/>
          <table:table-cell office:value-type="string" calcext:value-type="string">
            <text:p> JPO vyslány k hlášenému požáru výškové budovy. Jedná se o spálené potraviny na sporáku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8:34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 Jednotky vyjely k požáru výškové budovy. Lokalizováno 8:58hod. Likvidováno 9:31hod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0:31</text:p>
          </table:table-cell>
          <table:table-cell table:number-columns-repeated="2" office:value-type="string" calcext:value-type="string">
            <text:p>10:44</text:p>
          </table:table-cell>
          <table:table-cell office:value-type="string" calcext:value-type="string">
            <text:p> P kontejneru. Lokalizace a likvidace v 10:44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16:50</text:p>
          </table:table-cell>
          <table:table-cell table:number-columns-repeated="2" office:value-type="string" calcext:value-type="string">
            <text:p>17:11</text:p>
          </table:table-cell>
          <table:table-cell office:value-type="string" calcext:value-type="string">
            <text:p> P odpadu. Lokalizace a likvidace - 17:11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11:26</text:p>
          </table:table-cell>
          <table:table-cell table:number-columns-repeated="2" office:value-type="string" calcext:value-type="string">
            <text:p>11:33</text:p>
          </table:table-cell>
          <table:table-cell office:value-type="string" calcext:value-type="string">
            <text:p> Požár plastového kontejneru. Lokalizace a likvidace 11:33. 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POPELNICE, KONTEJNER</text:p>
            <text:p/>
          </table:table-cell>
          <table:table-cell office:value-type="string" calcext:value-type="string">
            <text:p>05:19</text:p>
          </table:table-cell>
          <table:table-cell table:number-columns-repeated="2" office:value-type="string" calcext:value-type="string">
            <text:p>5:27</text:p>
          </table:table-cell>
          <table:table-cell office:value-type="string" calcext:value-type="string">
            <text:p> P odpadkového koše. 5:27 P lokalizován a likidován. Odjezd JPO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NÍZKÉ BUDOVY</text:p>
            <text:p/>
          </table:table-cell>
          <table:table-cell office:value-type="string" calcext:value-type="string">
            <text:p>03:14</text:p>
          </table:table-cell>
          <table:table-cell office:value-type="string" calcext:value-type="string">
            <text:p>04:09</text:p>
          </table:table-cell>
          <table:table-cell office:value-type="string" calcext:value-type="string">
            <text:p>04:22</text:p>
          </table:table-cell>
          <table:table-cell office:value-type="string" calcext:value-type="string">
            <text:p> P chaty. Jedná se o skrytý požár bez plamenného hoření. Zásah v IDP. Probíhá rozebírání konstrukcí. Lokalizace - 04:09. Likvidace - 04:22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Odpad, skládka</text:p>
            <text:p/>
          </table:table-cell>
          <table:table-cell office:value-type="string" calcext:value-type="string">
            <text:p>08:02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 Požár odpadu ve dvorním traktu. 8:10 Lokalizace. 8:15 Likvidace.</text:p>
            <text:p/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07:01</text:p>
          </table:table-cell>
          <table:table-cell office:value-type="string" calcext:value-type="string">
            <text:p>07:21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 P bytu. Lokalizace 7.21. Likvidace 7.40. Odjezd JPO.</text:p>
            <text:p/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 VÝŠKOVÉ BUDOVY</text:p>
            <text:p/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 Požár v restauraci. 12:22 lokalizace, 12:32 likvidace. Odjezd JPO.</text:p>
            <text:p/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vyjazdy.A1:vyjazdy.A29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22:35:46.425048619</dc:date>
    <meta:editing-duration>PT2H19M58S</meta:editing-duration>
    <meta:editing-cycles>2</meta:editing-cycles>
    <meta:generator>LibreOffice/5.1.6.2.0$Linux_X86_64 LibreOffice_project/10m0$Build-2</meta:generator>
    <meta:document-statistic meta:table-count="1" meta:cell-count="1747" meta:object-count="0"/>
  </office:meta>
</office:document-meta>
</file>